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94df" officeooo:paragraph-rsid="000094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y the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22:49:14.022574984</meta:creation-date>
    <dc:date>2016-12-05T22:50:25.368913477</dc:date>
    <meta:editing-duration>PT1M15S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  <meta:generator>LibreOffice/5.1.4.2$Linux_X86_64 LibreOffice_project/10m0$Build-2</meta:generator>
  </office:meta>
</office:document-meta>
</file>